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RODRIGUEZ REYMUNDO JAVIER VICENT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MAZAMAR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RODRIGUEZ REYMUNDO JAVIER VICENTE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S FR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20:17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